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marker-start="" draw:fill="solid" draw:fill-color="#eeeeee" draw:textarea-horizontal-align="justify" draw:textarea-vertical-align="middle" draw:auto-grow-height="false" fo:min-height="5.719cm" fo:min-width="3.564cm"/>
    </style:style>
    <style:style style:name="gr2" style:family="graphic" style:parent-style-name="standard">
      <style:graphic-properties svg:stroke-color="#009900" draw:fill="none" draw:fill-color="#00cc00" draw:textarea-horizontal-align="justify" draw:textarea-vertical-align="middle" draw:auto-grow-height="false" fo:min-height="4.926cm" fo:min-width="4.618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67cm" fo:min-width="3.556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66cm" fo:min-width="3.556cm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66cm" fo:min-width="3.556cm"/>
    </style:style>
    <style:style style:name="gr6" style:family="graphic" style:parent-style-name="standard">
      <style:graphic-properties svg:stroke-color="#ff950e" draw:fill-color="#ffffff" draw:textarea-horizontal-align="justify" draw:textarea-vertical-align="middle" draw:auto-grow-height="false" fo:min-height="4.926cm" fo:min-width="4.6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66cm" fo:min-width="3.555cm"/>
    </style:style>
    <style:style style:name="gr9" style:family="graphic" style:parent-style-name="standard">
      <style:graphic-properties svg:stroke-color="#0066cc" draw:fill-color="#ffffff" draw:textarea-horizontal-align="justify" draw:textarea-vertical-align="middle" draw:auto-grow-height="false" fo:min-height="4.925cm" fo:min-width="4.617cm"/>
    </style:style>
    <style:style style:name="gr1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67cm" fo:min-width="3.555cm"/>
    </style:style>
    <style:style style:name="gr1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66cm" fo:min-width="3.555cm"/>
    </style:style>
    <style:style style:name="gr12" style:family="graphic" style:parent-style-name="standard">
      <style:graphic-properties svg:stroke-color="#c5000b" draw:fill-color="#ffffff" draw:textarea-horizontal-align="justify" draw:textarea-vertical-align="middle" draw:auto-grow-height="false" fo:min-height="4.925cm" fo:min-width="4.61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66cm" fo:min-width="2.855cm"/>
    </style:style>
    <style:style style:name="gr14" style:family="graphic" style:parent-style-name="standard">
      <style:graphic-properties draw:stroke="dash" draw:stroke-dash="Fine_20_Dashed" svg:stroke-color="#000000" draw:marker-start="" draw:fill="none" draw:fill-color="#ffffff" draw:textarea-horizontal-align="justify" draw:textarea-vertical-align="middle" draw:auto-grow-height="false" fo:min-height="15.795cm" fo:min-width="5.677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66cm" fo:min-width="3.556cm"/>
    </style:style>
    <style:style style:name="gr16" style:family="graphic" style:parent-style-name="standard">
      <style:graphic-properties draw:stroke="dash" draw:stroke-dash="Fine_20_Dashed" svg:stroke-color="#000000" draw:marker-start="" draw:fill="none" draw:fill-color="#ffffff" draw:textarea-horizontal-align="justify" draw:textarea-vertical-align="middle" draw:auto-grow-height="false" fo:min-height="15.795cm" fo:min-width="10.515cm"/>
    </style:style>
    <style:style style:name="gr17" style:family="graphic" style:parent-style-name="standard">
      <style:graphic-properties draw:stroke="solid" draw:stroke-dash="Fine_20_Dashed" svg:stroke-color="#77216f" draw:marker-start="" draw:fill="none" draw:fill-color="#ffffff" draw:textarea-horizontal-align="justify" draw:textarea-vertical-align="middle" draw:auto-grow-height="false" fo:min-height="5.371cm" fo:min-width="17.61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187cm" fo:min-width="2.0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967cm" fo:min-width="3.555cm"/>
    </style:style>
    <style:style style:name="gr20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983cm" fo:min-width="3.48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966cm" fo:min-width="2.793cm"/>
    </style:style>
    <style:style style:name="P1" style:family="paragraph">
      <loext:graphic-properties draw:fill="solid" draw:fill-color="#eeeeee"/>
      <style:paragraph-properties fo:text-align="center"/>
      <style:text-properties fo:color="#000000"/>
    </style:style>
    <style:style style:name="P2" style:family="paragraph">
      <loext:graphic-properties draw:fill="none" draw:fill-color="#00cc00"/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009900" fo:font-size="16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fo:color="#000000"/>
    </style:style>
    <style:style style:name="P7" style:family="paragraph">
      <loext:graphic-properties draw:fill="none" draw:fill-color="#ffffff"/>
      <style:paragraph-properties fo:text-align="center"/>
      <style:text-properties fo:color="#ff950e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000000"/>
    </style:style>
    <style:style style:name="P9" style:family="paragraph">
      <loext:graphic-properties draw:fill="none" draw:fill-color="#ffffff"/>
      <style:paragraph-properties fo:text-align="center"/>
      <style:text-properties fo:color="#000000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0066cc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color="#c5000b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000000"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color="#000000"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fo:color="#77216f" fo:font-style="italic" style:font-style-asian="italic" style:font-style-complex="italic"/>
    </style:style>
    <style:style style:name="P16" style:family="paragraph">
      <loext:graphic-properties draw:fill="solid" draw:fill-color="#eeeeee"/>
      <style:paragraph-properties fo:text-align="center"/>
      <style:text-properties fo:color="#000000"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9900" fo:font-size="16pt" style:font-size-asian="16pt" style:font-size-complex="16pt"/>
    </style:style>
    <style:style style:name="T3" style:family="text">
      <style:text-properties fo:color="#ff950e" fo:font-size="16pt" style:font-size-asian="16pt" style:font-size-complex="16pt"/>
    </style:style>
    <style:style style:name="T4" style:family="text">
      <style:text-properties fo:color="#0066cc" fo:font-size="16pt" style:font-size-asian="16pt" style:font-size-complex="16pt"/>
    </style:style>
    <style:style style:name="T5" style:family="text">
      <style:text-properties fo:color="#c5000b" fo:font-size="16pt" style:font-size-asian="16pt" style:font-size-complex="16pt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77216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969cm" svg:x="9.001cm" svg:y="2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118cm" svg:height="5.176cm" svg:x="1.885cm" svg:y="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056cm" svg:height="1.217cm" svg:x="2.271cm" svg:y="4.852cm">
          <text:p text:style-name="P3"><text:span text:style-name="T1">Ecological qua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056cm" svg:height="1.216cm" svg:x="2.271cm" svg:y="2.756cm">
          <text:p text:style-name="P3"><text:span text:style-name="T2">Discrete land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056cm" svg:height="1.216cm" svg:x="2.271cm" svg:y="6.958cm">
          <text:p text:style-name="P3"><text:span text:style-name="T1">Geographic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118cm" svg:height="5.176cm" svg:x="14.131cm" svg:y="3.5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56cm" svg:height="1.217cm" svg:x="14.517cm" svg:y="4.652cm">
          <text:p text:style-name="P3"><text:span text:style-name="T1">Local growth 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56cm" svg:height="1.216cm" svg:x="14.517cm" svg:y="2.556cm">
          <text:p text:style-name="P3"><text:span text:style-name="T3">Demographic 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56cm" svg:height="1.216cm" svg:x="14.517cm" svg:y="6.758cm">
          <text:p text:style-name="P3"><text:span text:style-name="T1">Dispersal model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6.969cm" svg:y1="5.288cm" svg:x2="14.081cm" svg:y2="5.288cm">
          <text:p/>
        </draw:line>
        <draw:custom-shape draw:style-name="gr8" draw:text-style-name="P9" draw:layer="layout" svg:width="4.055cm" svg:height="1.216cm" svg:x="8.824cm" svg:y="4.113cm">
          <text:p text:style-name="P3"><text:span text:style-name="T1">Niche 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056cm" svg:height="1.216cm" svg:x="8.834cm" svg:y="6.311cm">
          <text:p text:style-name="P3"><text:span text:style-name="T1">Kernel densit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6.969cm" svg:y1="7.447cm" svg:x2="14.208cm" svg:y2="7.447cm">
          <text:p/>
        </draw:line>
        <draw:custom-shape draw:style-name="gr9" draw:text-style-name="P6" xml:id="id8" draw:id="id8" draw:layer="layout" svg:width="5.117cm" svg:height="5.175cm" svg:x="13.957cm" svg:y="10.3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055cm" svg:height="1.217cm" svg:x="14.543cm" svg:y="13.977cm">
          <text:p text:style-name="P3"><text:span text:style-name="T1">Merger 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055cm" svg:height="1.216cm" svg:x="14.543cm" svg:y="9.358cm">
          <text:p text:style-name="P3"><text:span text:style-name="T4">Coalescence 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055cm" svg:height="1.216cm" svg:x="14.543cm" svg:y="12.326cm">
          <text:p text:style-name="P3"><text:span text:style-name="T1">Inheritance</text:span></text:p>
          <text:p text:style-name="P3"><text:span text:style-name="T1">relationshi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6.494cm" svg:y1="8.817cm" svg:x2="16.494cm" svg:y2="9.763cm">
          <text:p/>
        </draw:line>
        <draw:custom-shape draw:style-name="gr10" draw:text-style-name="P4" draw:layer="layout" svg:width="4.055cm" svg:height="1.217cm" svg:x="14.543cm" svg:y="10.72cm">
          <text:p text:style-name="P3"><text:span text:style-name="T1">Leave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4" draw:id="id4" draw:layer="layout" svg:width="5.118cm" svg:height="5.175cm" svg:x="1.858cm" svg:y="10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4.055cm" svg:height="1.216cm" svg:x="2.445cm" svg:y="9.158cm">
          <text:p text:style-name="P3"><text:span text:style-name="T5">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55cm" svg:height="1.217cm" svg:x="2.445cm" svg:y="10.72cm">
          <text:p text:style-name="P3"><text:span text:style-name="T1">Sampling 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6.607cm" svg:y1="11.246cm" svg:x2="14.989cm" svg:y2="11.246cm">
          <text:p/>
        </draw:line>
        <draw:custom-shape draw:style-name="gr13" draw:text-style-name="P4" xml:id="id7" draw:id="id7" draw:layer="layout" svg:width="3.355cm" svg:height="1.216cm" svg:x="9.116cm" svg:y="18.164cm">
          <text:p text:style-name="P3"><text:span text:style-name="T1">Simulated 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177cm" svg:height="16.045cm" svg:x="1.427cm" svg:y="1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056cm" svg:height="1.216cm" svg:x="0.558cm" svg:y="1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056cm" svg:height="1.216cm" svg:x="2.458cm" svg:y="1.118cm">
          <text:p text:style-name="P3"><text:span text:style-name="T6">Observed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056cm" svg:height="1.216cm" svg:x="9.258cm" svg:y="1.118cm">
          <text:p text:style-name="P3"><text:span text:style-name="T6">Generative 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055cm" svg:height="1.217cm" svg:x="2.545cm" svg:y="13.32cm">
          <text:p text:style-name="P3"><text:span text:style-name="T1">Genetic var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1.015cm" svg:height="16.045cm" svg:x="8.527cm" svg:y="1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4.056cm" svg:height="1.216cm" svg:x="8.601cm" svg:y="2.656cm">
          <text:p text:style-name="P3"><text:span text:style-name="T6">To estim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8.115cm" svg:height="5.621cm" svg:x="1.427cm" svg:y="2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.54cm" svg:height="1.437cm" svg:x="1.508cm" svg:y="24.709cm">
          <text:p text:style-name="P3"><text:span text:style-name="T7">ABC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4.055cm" svg:height="1.217cm" svg:x="5.064cm" svg:y="22.209cm">
          <text:p text:style-name="P3"><text:span text:style-name="T1">Dissimilarity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" draw:id="id1" draw:layer="layout" svg:width="4.055cm" svg:height="1.217cm" svg:x="13.954cm" svg:y="21.447cm">
          <text:p text:style-name="P3"><text:span text:style-name="T1">Pr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3" draw:id="id3" draw:layer="layout" svg:width="4.055cm" svg:height="1.217cm" svg:x="13.954cm" svg:y="23.659cm">
          <text:p text:style-name="P3"><text:span text:style-name="T1">Rejection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xml:id="id2" draw:id="id2" draw:layer="layout" svg:width="3.983cm" svg:height="1.233cm" svg:x="14.37cm" svg:y="15.759cm">
          <text:p text:style-name="P3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7" draw:layer="layout" svg:x1="13.954cm" svg:y1="22.055cm" svg:x2="14.37cm" svg:y2="16.375cm" draw:start-shape="id1" draw:start-glue-point="3" draw:end-shape="id2" draw:end-glue-point="3" svg:d="M13954 22055h-502v-5680h918" svg:viewBox="0 0 919 5681">
          <text:p/>
        </draw:connector>
        <draw:connector draw:style-name="gr7" draw:text-style-name="P17" draw:layer="layout" draw:line-skew="0.271cm" svg:x1="18.353cm" svg:y1="16.375cm" svg:x2="18.009cm" svg:y2="24.267cm" draw:start-shape="id2" draw:start-glue-point="1" draw:end-shape="id3" svg:d="M18353 16375h771v7892h-1115" svg:viewBox="0 0 1116 7893">
          <text:p/>
        </draw:connector>
        <draw:custom-shape draw:style-name="gr21" draw:text-style-name="P4" xml:id="id5" draw:id="id5" draw:layer="layout" svg:width="3.293cm" svg:height="1.216cm" svg:x="2.759cm" svg:y="18.199cm">
          <text:p text:style-name="P3"><text:span text:style-name="T1">Observ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7" draw:layer="layout" svg:x1="4.417cm" svg:y1="15.363cm" svg:x2="4.405cm" svg:y2="18.199cm" draw:start-shape="id4" draw:start-glue-point="2" draw:end-shape="id5" draw:end-glue-point="0" svg:d="M4417 15363v1418h-12v1418" svg:viewBox="0 0 13 2837">
          <text:p/>
        </draw:connector>
        <draw:connector draw:style-name="gr7" draw:text-style-name="P17" draw:layer="layout" svg:x1="4.405cm" svg:y1="19.415cm" svg:x2="5.064cm" svg:y2="22.817cm" draw:start-shape="id5" draw:start-glue-point="2" draw:end-shape="id6" draw:end-glue-point="3" svg:d="M4405 19415v3402h659" svg:viewBox="0 0 660 3403">
          <text:p/>
        </draw:connector>
        <draw:connector draw:style-name="gr7" draw:text-style-name="P17" draw:layer="layout" svg:x1="10.793cm" svg:y1="19.38cm" svg:x2="9.119cm" svg:y2="22.817cm" draw:start-shape="id7" draw:start-glue-point="2" draw:end-shape="id6" draw:end-glue-point="1" svg:d="M10793 19380v3437h-1674" svg:viewBox="0 0 1675 3438">
          <text:p/>
        </draw:connector>
        <draw:connector draw:style-name="gr7" draw:text-style-name="P17" draw:layer="layout" svg:x1="7.091cm" svg:y1="23.426cm" svg:x2="13.954cm" svg:y2="24.267cm" draw:start-shape="id6" draw:start-glue-point="2" draw:end-shape="id3" draw:end-glue-point="3" svg:d="M7091 23426v841h6863" svg:viewBox="0 0 6864 842">
          <text:p/>
        </draw:connector>
        <draw:connector draw:style-name="gr7" draw:text-style-name="P17" draw:layer="layout" svg:x1="13.957cm" svg:y1="12.975cm" svg:x2="10.793cm" svg:y2="18.164cm" draw:start-shape="id8" draw:start-glue-point="3" draw:end-shape="id7" draw:end-glue-point="0" svg:d="M13957 12975h-3164v5189" svg:viewBox="0 0 3165 5190">
          <text:p/>
        </draw:connector>
        <draw:custom-shape draw:style-name="gr19" draw:text-style-name="P4" xml:id="id9" draw:id="id9" draw:layer="layout" svg:width="4.055cm" svg:height="1.217cm" svg:x="13.954cm" svg:y="26.759cm">
          <text:p text:style-name="P3"><text:span text:style-name="T1">Poster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7" draw:layer="layout" svg:x1="15.981cm" svg:y1="24.876cm" svg:x2="15.981cm" svg:y2="26.759cm" draw:start-shape="id3" draw:start-glue-point="2" draw:end-shape="id9" draw:end-glue-point="0" svg:d="M15981 24876v1883" svg:viewBox="0 0 1 18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22:13:48.630576193</meta:creation-date>
    <dc:date>2017-08-30T21:03:48.151801819</dc:date>
    <meta:editing-duration>PT8H39M13S</meta:editing-duration>
    <meta:editing-cycles>4</meta:editing-cycles>
    <meta:generator>LibreOffice/5.1.6.2$Linux_X86_64 LibreOffice_project/10m0$Build-2</meta:generator>
    <meta:document-statistic meta:object-count="47"/>
  </office:meta>
</office:document-meta>
</file>